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SAPublicKeySpec.get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SAPublicKeySpec.getQ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SAPublicKeySpec.DSAPublicKeySpec( java . math . BigInteger var0 , java . math . BigInteger var1 , java . math . BigInteger var2 , java . math . BigInteger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SAPublicKeySpec.ge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SAPublicKeySpec.get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